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Имэйл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main</text:p>
          </table:table-cell>
        </table:table-row>
        <table:table-row table:style-name="ro1">
          <table:table-cell office:value-type="string" calcext:value-type="string">
            <text:p>C90019108@bichig.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600@y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600@yahoo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100@tuta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009008@bichig.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600@g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022700@g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22700@tuta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009100@bichig.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100@yahoo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009108@g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600@y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100@bichig.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600@yahoo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100@g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600@bichig.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019600@y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009108@g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009108@bichig.de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9:44:41.339783000</meta:creation-date>
    <dc:date>2025-11-24T19:53:00.010453000</dc:date>
    <meta:editing-duration>PT8M19S</meta:editing-duration>
    <meta:editing-cycles>1</meta:editing-cycles>
    <meta:document-statistic meta:table-count="1" meta:cell-count="22" meta:object-count="0"/>
    <meta:generator>LibreOffice/25.8.3.2$MacOSX_AARCH64 LibreOffice_project/8ca8d55c161d602844f5428fa4b58097424e324e</meta:generator>
  </office:meta>
</office:document-meta>
</file>